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347fb" officeooo:paragraph-rsid="000347f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16737d" officeooo:paragraph-rsid="0016737d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b83ce" officeooo:paragraph-rsid="000347fb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0fb429" officeooo:paragraph-rsid="000fb429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0fb429" officeooo:paragraph-rsid="0016d9aa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0fb429" officeooo:paragraph-rsid="0018c160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0fb429" officeooo:paragraph-rsid="00235054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0fb429" officeooo:paragraph-rsid="00244f2f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officeooo:rsid="000347fb" officeooo:paragraph-rsid="000347fb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officeooo:rsid="000347fb" officeooo:paragraph-rsid="0010af4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1e7e36" officeooo:paragraph-rsid="001e7e36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0b83ce" officeooo:paragraph-rsid="000347fb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0fb429" officeooo:paragraph-rsid="000fb42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0347fb" officeooo:paragraph-rsid="0010af4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0347fb" officeooo:paragraph-rsid="001e7e3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0fb429" officeooo:paragraph-rsid="000fb42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0fb429" officeooo:paragraph-rsid="00201ac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1e7e36" officeooo:paragraph-rsid="001e7e3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046d9c"/>
    </style:style>
    <style:style style:name="T2" style:family="text">
      <style:text-properties officeooo:rsid="00098c74"/>
    </style:style>
    <style:style style:name="T3" style:family="text">
      <style:text-properties officeooo:rsid="0016d9aa"/>
    </style:style>
    <style:style style:name="T4" style:family="text">
      <style:text-properties officeooo:rsid="0018c160"/>
    </style:style>
    <style:style style:name="T5" style:family="text">
      <style:text-properties officeooo:rsid="001b354b"/>
    </style:style>
    <style:style style:name="T6" style:family="text">
      <style:text-properties officeooo:rsid="001cef84"/>
    </style:style>
    <style:style style:name="T7" style:family="text">
      <style:text-properties officeooo:rsid="001e7e36"/>
    </style:style>
    <style:style style:name="T8" style:family="text">
      <style:text-properties officeooo:rsid="00201ac9"/>
    </style:style>
    <style:style style:name="T9" style:family="text">
      <style:text-properties officeooo:rsid="002350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Трубчик А.И.</text:p>
      <text:p text:style-name="P1">План подготовки и очистки данных - п<text:span text:style-name="T1">рименительно к R, основано на опыте подготовки данных German Credit Data c искусственно добавленными 10% пропусков.</text:span></text:p>
      <text:p text:style-name="P1"/>
      <text:p text:style-name="P10">Загрузка данных</text:p>
      <text:p text:style-name="P2">За<text:span text:style-name="T2">грузить данные в data frame с помощью функций read.table/read.csv. Категориальные переменные представить в виде factor. Привести данные типам R, т. е. числовые должны быть в формате integer/number. </text:span></text:p>
      <text:p text:style-name="P2"/>
      <text:p text:style-name="P11">Проверка на ошибки и выбросы</text:p>
      <text:p text:style-name="P2">Количественные данные должны иметь адекватные значения, например, возраст человека не может быть отрицательным. <text:s/>Визуальную проверку на выбросы можно осуществить с помощью диаграммы размаха <text:span text:style-name="T8">(функция boxplot).</text:span> Чтобы уменьшить влияние выброса, его значение можно ограничить, например, для возраста установить лимит в <text:span text:style-name="T8">60 лет.</text:span></text:p>
      <text:p text:style-name="P2"/>
      <text:p text:style-name="P13">Преобразование данных</text:p>
      <text:p text:style-name="P3">Некоторые категориальные данные могут содержать параметры, которые можно выделить в отдельную категорию. Например, данные могут содержать переменную, включающую информацию о семейном положении и пол человека, которые разумно разделить на две — отдельно пол, отдельно семейное положение.</text:p>
      <text:p text:style-name="P14"/>
      <text:p text:style-name="P16">Если данные отличаются размерностью, то следует привести их к одному виду - библиотека <text:span text:style-name="T8">deducorrect.</text:span></text:p>
      <text:p text:style-name="P16"/>
      <text:p text:style-name="P12">Восстановление данных</text:p>
      <text:p text:style-name="P17">Исходные данные могут иметь пропущенные значения. Для восстановления количественных данных можно использовать линейную регрессию, среднее значение <text:span text:style-name="T7">(по общей выборке или по схожим данным) и другие способы в зависимости от вида этих данных. Для категориальных переменных можно применить логистическую регрессию. </text:span></text:p>
      <text:p text:style-name="P17"/>
      <text:p text:style-name="P20">Автоматизировать процесс восстановления данных возможно с помощью библиотек mi, mice, VIM и других.</text:p>
      <text:p text:style-name="P4"/>
      <text:p text:style-name="P15">Подготовка для классификации</text:p>
      <text:p text:style-name="P18">Провести корреляционный, дисперсионный, регрессионый и/или факторный анализы, чтобы определить взаимосвязь между переменными и сократить их число<text:span text:style-name="T6">.</text:span></text:p>
      <text:p text:style-name="P5"/>
      <text:p text:style-name="P19">Например, с помощью линейной регрессии и функции <text:span text:style-name="T5">vif можно проверить переменные на мультиколлинеарность.</text:span></text:p>
      <text:p text:style-name="P18"/>
      <text:p text:style-name="P8">Можно проверить корреляцию между количественными переменными: <text:span text:style-name="T3">corrgram из библиотеки corrgram, функцией cor, графиком scatterplot</text:span>. Если они слишком коррелированы, то можно попытаться вычленить их составляющие. Однако наличие корреляции не означает, что одна из переменных является причиной влиянию на другую — обе могут быть подвержены влиянию третьего фактора.</text:p>
      <text:p text:style-name="P6"/>
      <text:p text:style-name="P7">Например, сумма кредита и срок кредитования имеют высокое значение коэффициента корреляции. Разделив сумму на срок, получим <text:span text:style-name="T4">ежемесячный платеж</text:span> <text:span text:style-name="T3">(без учета процента банка). Корреляция между ним и сроком кредитования будет минимальной.</text:span></text:p>
      <text:p text:style-name="P7"/>
      <text:p text:style-name="P9">Для категориальных данных следует использовать другие методы <text:span text:style-name="T9">(</text:span><text:a xlink:type="simple" xlink:href="http://stats.stackexchange.com/questions/119835/correlation-between-a-nominal-iv-and-a-continuous-dv-variable/124618#124618" office:target-frame-name="_blank" xlink:show="new" text:style-name="Internet_20_link" text:visited-style-name="Visited_20_Internet_20_Link"><text:span text:style-name="T9">ссылка</text:span></text:a><text:span text:style-name="T9">)</text:span>, например, библиотеку <text:span text:style-name="T9">hetco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9:15:07.403277000</meta:creation-date>
    <dc:date>2015-03-19T20:39:48.254138000</dc:date>
    <meta:editing-duration>PT4H31M15S</meta:editing-duration>
    <meta:editing-cycles>30</meta:editing-cycles>
    <meta:generator>LibreOffice/4.4.1.2$MacOSX_X86_64 LibreOffice_project/45e2de17089c24a1fa810c8f975a7171ba4cd432</meta:generator>
    <meta:document-statistic meta:table-count="0" meta:image-count="0" meta:object-count="0" meta:page-count="1" meta:paragraph-count="18" meta:word-count="322" meta:character-count="2535" meta:non-whitespace-character-count="2225"/>
  </office:meta>
</office:document-meta>
</file>